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font-size-asian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OpenGL Real-time Functions Demo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<text:span text:style-name="T1">Nikolaos Koxenoglou</text:span></text:p>
            <text:p><text:span text:style-name="T1">Irene Tsitsopoulou</text:span></text:p>
            <text:p><text:span text:style-name="T1">Eleni Veroni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eneral Ide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esent basic but essential OpenGL functions and underling maths operations</text:p>
              </text:list-item>
              <text:list-item>
                <text:p>Abstract actual code behind visual presentation on what the maths result is </text:p>
              </text:list-item>
              <text:list-item>
                <text:p>Have it in a museum style corridor 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rridor Idea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re will be a corridor with “exhibits” of what the course has to offer </text:p>
              </text:list-item>
              <text:list-item>
                <text:p>Next to an “exhibit” there will be an explanation of what goes on , in terms of mat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pters </text:p>
          </draw:text-box>
        </draw:frame>
        <draw:frame presentation:style-name="pr5" draw:text-style-name="P3" draw:layer="layout" svg:width="11.8cm" svg:height="8.219cm" svg:x="1.4cm" svg:y="4.6cm" presentation:class="outline" presentation:user-transformed="true">
          <draw:text-box>
            <text:list text:style-name="L2">
              <text:list-item>
                <text:p><text:span text:style-name="T2">Chapter 1</text:span></text:p>
                <text:list>
                  <text:list-item>
                    <text:p><text:span text:style-name="T2">Basic OpenGL shapes</text:span></text:p>
                  </text:list-item>
                </text:list>
              </text:list-item>
              <text:list-item>
                <text:p><text:span text:style-name="T2">Chapter 2</text:span></text:p>
                <text:list>
                  <text:list-item>
                    <text:p><text:span text:style-name="T2">Textures</text:span></text:p>
                  </text:list-item>
                </text:list>
              </text:list-item>
              <text:list-item>
                <text:p><text:span text:style-name="T2">Chapter 3</text:span></text:p>
                <text:list>
                  <text:list-item>
                    <text:p><text:span text:style-name="T2">Transformations 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1.8cm" svg:height="8.219cm" svg:x="14.4cm" svg:y="4.6cm" presentation:class="outline" presentation:user-transformed="true">
          <draw:text-box>
            <text:list text:style-name="L2">
              <text:list-item>
                <text:p><text:span text:style-name="T2">Chapter 4</text:span></text:p>
                <text:list>
                  <text:list-item>
                    <text:p><text:span text:style-name="T2"><text:s/></text:span><text:span text:style-name="T2">Colours</text:span></text:p>
                  </text:list-item>
                </text:list>
              </text:list-item>
              <text:list-item>
                <text:p><text:span text:style-name="T2">Chapter 5</text:span></text:p>
                <text:list>
                  <text:list-item>
                    <text:p><text:span text:style-name="T2">Materials</text:span></text:p>
                  </text:list-item>
                </text:list>
              </text:list-item>
              <text:list-item>
                <text:p><text:span text:style-name="T2">Chapter 6</text:span></text:p>
                <text:list>
                  <text:list-item>
                    <text:p><text:span text:style-name="T2">Light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Basic OpenGL shape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ic pipeline explanation</text:p>
                <text:list>
                  <text:list-item>
                    <text:p>Just a texture with an image and text </text:p>
                  </text:list-item>
                </text:list>
              </text:list-item>
              <text:list-item>
                <text:p>Basic shader explanation</text:p>
                <text:list>
                  <text:list-item>
                    <text:p>Just a texture with an image and text </text:p>
                  </text:list-item>
                </text:list>
              </text:list-item>
              <text:list-item>
                <text:p>Basic vertex triangle</text:p>
                <text:list>
                  <text:list-item>
                    <text:p>Draw a basic triangle and explain the process and vertex and fragment shaders <text:s/></text:p>
                  </text:list-item>
                </text:list>
              </text:list-item>
              <text:list-item>
                <text:p>Basic vertex square </text:p>
                <text:list>
                  <text:list-item>
                    <text:p>Draw a basic square and explain the logic of triangles <text:s text:c="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ransformation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tation</text:p>
                <text:list>
                  <text:list-item>
                    <text:p>Display a rotating object </text:p>
                  </text:list-item>
                </text:list>
              </text:list-item>
              <text:list-item>
                <text:p>Translation</text:p>
                <text:list>
                  <text:list-item>
                    <text:p>Explain the translation in space</text:p>
                  </text:list-item>
                </text:list>
              </text:list-item>
              <text:list-item>
                <text:p>Shape shift </text:p>
                <text:list>
                  <text:list-item>
                    <text:p>TB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lour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ow to make colours</text:p>
                <text:list>
                  <text:list-item>
                    <text:p>How to send colours to the fragment sh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aterial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ifferent models</text:p>
                <text:list>
                  <text:list-item>
                    <text:p>How light parameters affect the perceived material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ghti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ifferent lighting modes </text:p>
              </text:list-item>
              <text:list-item>
                <text:p>What are the underling maths for computing light area and pa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15:21:36.849665043</meta:creation-date>
    <meta:editing-duration>PT36M52S</meta:editing-duration>
    <meta:editing-cycles>5</meta:editing-cycles>
    <meta:generator>LibreOffice/6.3.4.2.0$Linux_X86_64 LibreOffice_project/30$Build-2</meta:generator>
    <dc:title>Classy Red</dc:title>
    <dc:date>2019-12-27T19:35:57.155951947</dc:date>
    <meta:document-statistic meta:object-count="74"/>
  </office:meta>
</office:document-meta>
</file>